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5E0000001AC4F355B4.png" manifest:media-type="image/png"/>
  <manifest:file-entry manifest:full-path="Pictures/1000000100000168000000B62AC253E6.png" manifest:media-type="image/png"/>
  <manifest:file-entry manifest:full-path="Pictures/1000000100000168000000B6C7A31DC6.png" manifest:media-type="image/png"/>
  <manifest:file-entry manifest:full-path="Pictures/1000000100000168000000B6ED9FC09F.png" manifest:media-type="image/png"/>
  <manifest:file-entry manifest:full-path="Pictures/1000000100000168000000B68A5791A5.png" manifest:media-type="image/png"/>
  <manifest:file-entry manifest:full-path="Pictures/1000000100000168000000B6D391F347.png" manifest:media-type="image/png"/>
  <manifest:file-entry manifest:full-path="Pictures/1000000100000168000000B6DB5141A7.png" manifest:media-type="image/png"/>
  <manifest:file-entry manifest:full-path="Pictures/1000000100000168000000B62233175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2a6099" draw:fill-color="#b4c7dc" draw:textarea-horizontal-align="justify" draw:textarea-vertical-align="middle" draw:auto-grow-height="false" fo:min-height="7.922cm" fo:min-width="22.865cm" draw:shadow="visible" loext:shadow-blur="0.353cm" loext:decorative="false"/>
    </style:style>
    <style:style style:name="gr2" style:family="graphic" style:parent-style-name="objectwithoutfill">
      <style:graphic-properties svg:stroke-width="0.081cm" svg:stroke-color="#ffdbb6" draw:marker-start-width="0.321cm" draw:marker-end-width="0.321cm" svg:stroke-opacity="100%" draw:stroke-linejoin="bevel" draw:fill="none" draw:textarea-vertical-align="middle" fo:padding-top="0.165cm" fo:padding-bottom="0.165cm" fo:padding-left="0.29cm" fo:padding-right="0.29cm" draw:shadow-opacity="100%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2.237cm" draw:shadow="hidden" loext:shadow-blur="0.176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814cm" draw:shadow="hidden" loext:shadow-blur="0.17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47cm" draw:shadow="hidden" loext:shadow-blur="0.17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818cm" draw:shadow="hidden" loext:shadow-blur="0.17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815cm" draw:shadow="hidden" loext:shadow-blur="0.176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816cm" draw:shadow="hidden" loext:shadow-blur="0.176cm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  <style:text-properties style:font-name="Ari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6.2999992370605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ffff00" loext:opacity="100%" fo:font-size="9.30000019073486pt" fo:font-weight="bold" style:font-size-asian="10pt" style:font-weight-asian="bold" style:font-size-complex="1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00" loext:opacity="100%" fo:font-size="9.19999980926514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527cm" svg:height="8.334cm" svg:x="0.934cm" svg:y="0.911cm">
          <text:p/>
          <draw:enhanced-geometry svg:viewBox="0 0 21600 21600" draw:path-stretchpoint-x="10800" draw:path-stretchpoint-y="10800" draw:text-areas="?f3 ?f4 ?f5 ?f6" draw:type="round-rectangle" draw:modifiers="723.3256351039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21.515cm" svg:height="3.402cm" draw:transform="skewX (0.00383972435438753) rotate (0.00366519142918809) translate (1.40756482980591cm 2.52886228093145cm)" svg:viewBox="0 0 21516 3403" svg:d="M0 2606c3814 2779 8988-2606 10893-2606 1906 0 6266 5069 10623 2217">
          <text:p/>
        </draw:path>
        <draw:path draw:style-name="gr2" draw:text-style-name="P2" draw:layer="layout" svg:width="21.515cm" svg:height="3.402cm" draw:transform="skewX (0.00383972435438753) rotate (0.00366519142918809) translate (1.67879367399924cm 2.96078182846976cm)" svg:viewBox="0 0 21516 3403" svg:d="M0 2606c3814 2779 8988-2606 10893-2606 1906 0 6266 5069 10623 2217">
          <text:p/>
        </draw:path>
        <draw:path draw:style-name="gr2" draw:text-style-name="P2" draw:layer="layout" svg:width="21.515cm" svg:height="3.402cm" draw:transform="skewX (0.00383972435438753) rotate (0.00366519142918809) translate (1.95093033789007cm 3.55983834450907cm)" svg:viewBox="0 0 21516 3403" svg:d="M0 2606c3814 2779 8988-2606 10893-2606 1906 0 6266 5069 10623 2217">
          <text:p/>
        </draw:path>
        <draw:path draw:style-name="gr2" draw:text-style-name="P2" draw:layer="layout" svg:width="21.515cm" svg:height="3.402cm" draw:transform="skewX (0.00383972435438753) rotate (0.00366519142918809) translate (2.23944993664325cm 4.10819555650657cm)" svg:viewBox="0 0 21516 3403" svg:d="M0 2606c3814 2779 8988-2606 10893-2606 1906 0 6266 5069 10623 2217">
          <text:p/>
        </draw:path>
        <draw:frame draw:style-name="gr3" draw:text-style-name="P2" draw:layer="layout" svg:width="3.193cm" svg:height="1.532cm" svg:x="1.408cm" svg:y="4.961cm">
          <draw:image xlink:href="Pictures/1000000100000168000000B622331750.png" xlink:type="simple" xlink:show="embed" xlink:actuate="onLoad" draw:mime-type="image/png">
            <text:p/>
          </draw:image>
        </draw:frame>
        <draw:frame draw:style-name="gr3" draw:text-style-name="P2" draw:layer="layout" svg:width="3.195cm" svg:height="1.497cm" svg:x="5.268cm" svg:y="5.528cm">
          <draw:image xlink:href="Pictures/1000000100000168000000B6D391F347.png" xlink:type="simple" xlink:show="embed" xlink:actuate="onLoad" draw:mime-type="image/png">
            <text:p/>
          </draw:image>
        </draw:frame>
        <draw:frame draw:style-name="gr3" draw:text-style-name="P2" draw:layer="layout" svg:width="3.193cm" svg:height="1.497cm" svg:x="8.097cm" svg:y="3.852cm">
          <draw:image xlink:href="Pictures/1000000100000168000000B6ED9FC09F.png" xlink:type="simple" xlink:show="embed" xlink:actuate="onLoad" draw:mime-type="image/png">
            <text:p/>
          </draw:image>
        </draw:frame>
        <draw:frame draw:style-name="gr3" draw:text-style-name="P2" draw:layer="layout" svg:width="3.195cm" svg:height="1.497cm" svg:x="10.926cm" svg:y="2.15cm">
          <draw:image xlink:href="Pictures/1000000100000168000000B68A5791A5.png" xlink:type="simple" xlink:show="embed" xlink:actuate="onLoad" draw:mime-type="image/png">
            <text:p/>
          </draw:image>
        </draw:frame>
        <draw:frame draw:style-name="gr3" draw:text-style-name="P2" draw:layer="layout" svg:width="3.193cm" svg:height="1.498cm" svg:x="14.316cm" svg:y="3.768cm">
          <draw:image xlink:href="Pictures/1000000100000168000000B6C7A31DC6.png" xlink:type="simple" xlink:show="embed" xlink:actuate="onLoad" draw:mime-type="image/png">
            <text:p/>
          </draw:image>
        </draw:frame>
        <draw:frame draw:style-name="gr3" draw:text-style-name="P2" draw:layer="layout" svg:width="3.193cm" svg:height="1.497cm" svg:x="16.975cm" svg:y="5.482cm">
          <draw:image xlink:href="Pictures/1000000100000168000000B6DB5141A7.png" xlink:type="simple" xlink:show="embed" xlink:actuate="onLoad" draw:mime-type="image/png">
            <text:p/>
          </draw:image>
        </draw:frame>
        <draw:frame draw:style-name="gr3" draw:text-style-name="P2" draw:layer="layout" svg:width="3.193cm" svg:height="1.499cm" svg:x="20.534cm" svg:y="4.836cm">
          <draw:image xlink:href="Pictures/1000000100000168000000B62AC253E6.png" xlink:type="simple" xlink:show="embed" xlink:actuate="onLoad" draw:mime-type="image/png">
            <text:p/>
          </draw:image>
        </draw:frame>
        <draw:frame draw:style-name="gr4" draw:text-style-name="P3" draw:layer="layout" svg:width="8.218cm" svg:height="2.487cm" svg:x="1.163cm" svg:y="1.013cm">
          <draw:text-box>
            <text:p><text:span text:style-name="T1">Developmental CCF velocity </text:span></text:p>
            <text:p><text:span text:style-name="T1">flow model</text:span></text:p>
          </draw:text-box>
        </draw:frame>
        <draw:frame draw:style-name="gr5" draw:text-style-name="P5" draw:layer="layout" svg:width="2.665cm" svg:height="1.064cm" svg:x="4.412cm" svg:y="5.475cm">
          <draw:text-box>
            <text:p text:style-name="P4"><text:span text:style-name="T2">E13.5</text:span></text:p>
          </draw:text-box>
        </draw:frame>
        <draw:frame draw:style-name="gr6" draw:text-style-name="P5" draw:layer="layout" svg:width="2.359cm" svg:height="0.897cm" svg:x="0.767cm" svg:y="5.006cm">
          <draw:text-box>
            <text:p text:style-name="P4"><text:span text:style-name="T2">E11.5</text:span></text:p>
          </draw:text-box>
        </draw:frame>
        <draw:frame draw:style-name="gr7" draw:text-style-name="P5" draw:layer="layout" svg:width="2.662cm" svg:height="1.068cm" svg:x="7.271cm" svg:y="3.796cm">
          <draw:text-box>
            <text:p text:style-name="P4"><text:span text:style-name="T2">E15.5</text:span></text:p>
          </draw:text-box>
        </draw:frame>
        <draw:frame draw:style-name="gr8" draw:text-style-name="P5" draw:layer="layout" svg:width="2.663cm" svg:height="1.065cm" svg:x="10.127cm" svg:y="2.049cm">
          <draw:text-box>
            <text:p text:style-name="P4"><text:span text:style-name="T2">E18.5</text:span></text:p>
          </draw:text-box>
        </draw:frame>
        <draw:frame draw:style-name="gr9" draw:text-style-name="P5" draw:layer="layout" svg:width="2.662cm" svg:height="1.066cm" svg:x="13.359cm" svg:y="3.732cm">
          <draw:text-box>
            <text:p text:style-name="P4"><text:span text:style-name="T2">P04</text:span></text:p>
          </draw:text-box>
        </draw:frame>
        <draw:frame draw:style-name="gr5" draw:text-style-name="P5" draw:layer="layout" svg:width="2.663cm" svg:height="1.064cm" svg:x="15.999cm" svg:y="5.39cm">
          <draw:text-box>
            <text:p text:style-name="P4"><text:span text:style-name="T2">P14</text:span></text:p>
          </draw:text-box>
        </draw:frame>
        <draw:frame draw:style-name="gr9" draw:text-style-name="P5" draw:layer="layout" svg:width="2.663cm" svg:height="1.066cm" svg:x="19.586cm" svg:y="4.752cm">
          <draw:text-box>
            <text:p text:style-name="P4"><text:span text:style-name="T2">P56</text:span></text:p>
          </draw:text-box>
        </draw:frame>
        <draw:frame draw:style-name="gr3" draw:text-style-name="P2" draw:layer="layout" svg:width="2.067cm" svg:height="0.548cm" draw:transform="skewX (-0.0418879020478638) rotate (0.431270858167799) translate (10.638cm 5.522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068cm" svg:height="0.551cm" draw:transform="skewX (-0.0380481776934764) rotate (0.34487706019408) translate (6.237cm 7.6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067cm" svg:height="0.552cm" draw:transform="skewX (-0.018151424220741) rotate (-0.430747259392201) translate (1.781cm 6.635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062cm" svg:height="0.549cm" draw:transform="skewX (-0.0164060949687467) rotate (-0.604058454115237) translate (14.983cm 5.38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071cm" svg:height="0.55cm" draw:transform="skewX (-0.0308923277602996) translate (19.824cm 7.222cm)">
          <draw:image xlink:href="Pictures/100000010000005E0000001AC4F355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8:35:15.772987003</meta:creation-date>
    <dc:date>2024-03-26T10:09:14.099347640</dc:date>
    <meta:editing-duration>PT29M25S</meta:editing-duration>
    <meta:editing-cycles>8</meta:editing-cycles>
    <meta:generator>LibreOffice/7.6.4.1$MacOSX_X86_64 LibreOffice_project/e19e193f88cd6c0525a17fb7a176ed8e6a3e2aa1</meta:generator>
    <meta:print-date>2024-03-26T09:50:18.862730822</meta:print-date>
    <meta:printed-by>PDF files</meta:printed-by>
    <meta:document-statistic meta:object-count="25"/>
  </office:meta>
</office:document-meta>
</file>